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69pt" svg:height="255.26pt" svg:x="75.49pt" svg:y="185.24pt">
            <loext:p draw:notify-on-update-of-ranges="results.A2:results.A14 results.B1:results.B1 results.B2:results.B14 results.A2:results.A14 results.C1:results.C1 results.C2:results.C14 results.A2:results.A14 results.D1:results.D1 results.D2:results.D14 results.A2:results.A14 results.E1:results.E1 results.E2:results.E14 results.A2:results.A14 results.F1:results.F1 results.F2:results.F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8995197635759" calcext:value-type="float">
            <text:p>0.9589951976</text:p>
          </table:table-cell>
          <table:table-cell office:value-type="float" office:value="0.933875138529738" calcext:value-type="float">
            <text:p>0.9338751385</text:p>
          </table:table-cell>
          <table:table-cell office:value-type="float" office:value="0.930550424824529" calcext:value-type="float">
            <text:p>0.9305504248</text:p>
          </table:table-cell>
          <table:table-cell office:value-type="float" office:value="0.917990395271518" calcext:value-type="float">
            <text:p>0.9179903953</text:p>
          </table:table-cell>
          <table:table-cell office:value-type="float" office:value="0.917251570003694" calcext:value-type="float">
            <text:p>0.91725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6856298485408" calcext:value-type="float">
            <text:p>0.9268562985</text:p>
          </table:table-cell>
          <table:table-cell office:value-type="float" office:value="0.917990395271518" calcext:value-type="float">
            <text:p>0.9179903953</text:p>
          </table:table-cell>
          <table:table-cell office:value-type="float" office:value="0.91651274473587" calcext:value-type="float">
            <text:p>0.9165127447</text:p>
          </table:table-cell>
          <table:table-cell office:value-type="float" office:value="0.913557443664573" calcext:value-type="float">
            <text:p>0.9135574437</text:p>
          </table:table-cell>
          <table:table-cell office:value-type="float" office:value="0.912818618396749" calcext:value-type="float">
            <text:p>0.9128186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4562246028814" calcext:value-type="float">
            <text:p>0.954562246</text:p>
          </table:table-cell>
          <table:table-cell office:value-type="float" office:value="0.947543405984485" calcext:value-type="float">
            <text:p>0.947543406</text:p>
          </table:table-cell>
          <table:table-cell office:value-type="float" office:value="0.9449575175471" calcext:value-type="float">
            <text:p>0.9449575175</text:p>
          </table:table-cell>
          <table:table-cell office:value-type="float" office:value="0.942371629109716" calcext:value-type="float">
            <text:p>0.9423716291</text:p>
          </table:table-cell>
          <table:table-cell office:value-type="float" office:value="0.930181012190617" calcext:value-type="float">
            <text:p>0.9301810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0524565940155" calcext:value-type="float">
            <text:p>0.9405245659</text:p>
          </table:table-cell>
          <table:table-cell office:value-type="float" office:value="0.935722201699298" calcext:value-type="float">
            <text:p>0.9357222017</text:p>
          </table:table-cell>
          <table:table-cell office:value-type="float" office:value="0.933136313261914" calcext:value-type="float">
            <text:p>0.9331363133</text:p>
          </table:table-cell>
          <table:table-cell office:value-type="float" office:value="0.927964536387144" calcext:value-type="float">
            <text:p>0.9279645364</text:p>
          </table:table-cell>
          <table:table-cell office:value-type="float" office:value="0.922423346878463" calcext:value-type="float">
            <text:p>0.9224233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382342076099" calcext:value-type="float">
            <text:p>0.9538234208</text:p>
          </table:table-cell>
          <table:table-cell office:value-type="float" office:value="0.933136313261914" calcext:value-type="float">
            <text:p>0.9331363133</text:p>
          </table:table-cell>
          <table:table-cell office:value-type="float" office:value="0.931658662726265" calcext:value-type="float">
            <text:p>0.9316586627</text:p>
          </table:table-cell>
          <table:table-cell office:value-type="float" office:value="0.910602142593277" calcext:value-type="float">
            <text:p>0.9106021426</text:p>
          </table:table-cell>
          <table:table-cell office:value-type="float" office:value="0.909863317325453" calcext:value-type="float">
            <text:p>0.90986331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2397487994089" calcext:value-type="float">
            <text:p>0.932397488</text:p>
          </table:table-cell>
          <table:table-cell office:value-type="float" office:value="0.923162172146287" calcext:value-type="float">
            <text:p>0.9231621721</text:p>
          </table:table-cell>
          <table:table-cell office:value-type="float" office:value="0.909863317325453" calcext:value-type="float">
            <text:p>0.9098633173</text:p>
          </table:table-cell>
          <table:table-cell office:value-type="float" office:value="0.908755079423716" calcext:value-type="float">
            <text:p>0.9087550794</text:p>
          </table:table-cell>
          <table:table-cell office:value-type="float" office:value="0.897303287772442" calcext:value-type="float">
            <text:p>0.89730328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8333949021056" calcext:value-type="float">
            <text:p>0.928333949</text:p>
          </table:table-cell>
          <table:table-cell office:value-type="float" office:value="0.926117473217584" calcext:value-type="float">
            <text:p>0.9261174732</text:p>
          </table:table-cell>
          <table:table-cell office:value-type="float" office:value="0.917990395271518" calcext:value-type="float">
            <text:p>0.9179903953</text:p>
          </table:table-cell>
          <table:table-cell office:value-type="float" office:value="0.913188031030661" calcext:value-type="float">
            <text:p>0.913188031</text:p>
          </table:table-cell>
          <table:table-cell office:value-type="float" office:value="0.89878093830809" calcext:value-type="float">
            <text:p>0.89878093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0868119689693" calcext:value-type="float">
            <text:p>0.9508681197</text:p>
          </table:table-cell>
          <table:table-cell office:value-type="float" office:value="0.929072774288881" calcext:value-type="float">
            <text:p>0.9290727743</text:p>
          </table:table-cell>
          <table:table-cell office:value-type="float" office:value="0.924639822681936" calcext:value-type="float">
            <text:p>0.9246398227</text:p>
          </table:table-cell>
          <table:table-cell office:value-type="float" office:value="0.920945696342815" calcext:value-type="float">
            <text:p>0.9209456963</text:p>
          </table:table-cell>
          <table:table-cell office:value-type="float" office:value="0.912449205762837" calcext:value-type="float">
            <text:p>0.91244920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42371629109716" calcext:value-type="float">
            <text:p>0.9423716291</text:p>
          </table:table-cell>
          <table:table-cell office:value-type="float" office:value="0.933505725895826" calcext:value-type="float">
            <text:p>0.9335057259</text:p>
          </table:table-cell>
          <table:table-cell office:value-type="float" office:value="0.927595123753232" calcext:value-type="float">
            <text:p>0.9275951238</text:p>
          </table:table-cell>
          <table:table-cell office:value-type="float" office:value="0.9235315847802" calcext:value-type="float">
            <text:p>0.9235315848</text:p>
          </table:table-cell>
          <table:table-cell office:value-type="float" office:value="0.91651274473587" calcext:value-type="float">
            <text:p>0.91651274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7964536387144" calcext:value-type="float">
            <text:p>0.9279645364</text:p>
          </table:table-cell>
          <table:table-cell office:value-type="float" office:value="0.922423346878463" calcext:value-type="float">
            <text:p>0.9224233469</text:p>
          </table:table-cell>
          <table:table-cell office:value-type="float" office:value="0.919468045807167" calcext:value-type="float">
            <text:p>0.9194680458</text:p>
          </table:table-cell>
          <table:table-cell office:value-type="float" office:value="0.912818618396749" calcext:value-type="float">
            <text:p>0.9128186184</text:p>
          </table:table-cell>
          <table:table-cell office:value-type="float" office:value="0.908755079423716" calcext:value-type="float">
            <text:p>0.90875507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0919837458441" calcext:value-type="float">
            <text:p>0.9309198375</text:p>
          </table:table-cell>
          <table:table-cell office:value-type="float" office:value="0.92722571111932" calcext:value-type="float">
            <text:p>0.9272257111</text:p>
          </table:table-cell>
          <table:table-cell office:value-type="float" office:value="0.910232729959365" calcext:value-type="float">
            <text:p>0.91023273</text:p>
          </table:table-cell>
          <table:table-cell office:value-type="float" office:value="0.906538603620244" calcext:value-type="float">
            <text:p>0.9065386036</text:p>
          </table:table-cell>
          <table:table-cell office:value-type="float" office:value="0.898411525674178" calcext:value-type="float">
            <text:p>0.89841152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21315108976727" calcext:value-type="float">
            <text:p>0.921315109</text:p>
          </table:table-cell>
          <table:table-cell office:value-type="float" office:value="0.919468045807167" calcext:value-type="float">
            <text:p>0.9194680458</text:p>
          </table:table-cell>
          <table:table-cell office:value-type="float" office:value="0.917251570003694" calcext:value-type="float">
            <text:p>0.91725157</text:p>
          </table:table-cell>
          <table:table-cell office:value-type="float" office:value="0.905430365718508" calcext:value-type="float">
            <text:p>0.9054303657</text:p>
          </table:table-cell>
          <table:table-cell office:value-type="float" office:value="0.904691540450684" calcext:value-type="float">
            <text:p>0.90469154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680458071666" calcext:value-type="float">
            <text:p>0.9468045807</text:p>
          </table:table-cell>
          <table:table-cell office:value-type="float" office:value="0.943849279645364" calcext:value-type="float">
            <text:p>0.9438492796</text:p>
          </table:table-cell>
          <table:table-cell office:value-type="float" office:value="0.942002216475804" calcext:value-type="float">
            <text:p>0.9420022165</text:p>
          </table:table-cell>
          <table:table-cell office:value-type="float" office:value="0.932397487994089" calcext:value-type="float">
            <text:p>0.932397488</text:p>
          </table:table-cell>
          <table:table-cell office:value-type="float" office:value="0.928703361654969" calcext:value-type="float">
            <text:p>0.92870336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0:30:19.457810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0:31:02.550407928</dc:date>
    <meta:editing-duration>PT1M18S</meta:editing-duration>
    <meta:editing-cycles>2</meta:editing-cycles>
    <meta:generator>LibreOffice/5.1.6.2$Linux_X86_64 LibreOffice_project/10m0$Build-2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4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2.726cm" svg:y="3.195cm" style:legend-expansion="high" chart:style-name="ch2"/>
        <chart:plot-area chart:style-name="ch3" table:cell-range-address="results.A2:results.F14 results.B1:results.F1" chart:data-source-has-labels="row" svg:x="0.32cm" svg:y="0.18cm" svg:width="12.086cm" svg:height="8.646cm">
          <chartooo:coordinate-region svg:x="1.275cm" svg:y="0.382cm" svg:width="10.928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B14" chart:label-cell-address="results.B1:results.B1" chart:class="chart:scatter">
            <chart:domain table:cell-range-address="results.A2:results.A14"/>
            <chart:data-point chart:repeated="13"/>
          </chart:series>
          <chart:series chart:style-name="ch8" chart:values-cell-range-address="results.C2:results.C14" chart:label-cell-address="results.C1:results.C1" chart:class="chart:scatter">
            <chart:data-point chart:repeated="13"/>
          </chart:series>
          <chart:series chart:style-name="ch9" chart:values-cell-range-address="results.D2:results.D14" chart:label-cell-address="results.D1:results.D1" chart:class="chart:scatter">
            <chart:data-point chart:repeated="13"/>
          </chart:series>
          <chart:series chart:style-name="ch10" chart:values-cell-range-address="results.E2:results.E14" chart:label-cell-address="results.E1:results.E1" chart:class="chart:scatter">
            <chart:data-point chart:repeated="13"/>
          </chart:series>
          <chart:series chart:style-name="ch11" chart:values-cell-range-address="results.F2:results.F14" chart:label-cell-address="results.F1:results.F1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4</svg:desc>
                </draw:g>
              </table:table-cell>
              <table:table-cell office:value-type="float" office:value="0.958995197635759">
                <text:p>0.958995197635759</text:p>
                <draw:g>
                  <svg:desc>results.B2:results.B14</svg:desc>
                </draw:g>
              </table:table-cell>
              <table:table-cell office:value-type="float" office:value="0.933875138529738">
                <text:p>0.933875138529738</text:p>
                <draw:g>
                  <svg:desc>results.C2:results.C14</svg:desc>
                </draw:g>
              </table:table-cell>
              <table:table-cell office:value-type="float" office:value="0.930550424824529">
                <text:p>0.930550424824529</text:p>
                <draw:g>
                  <svg:desc>results.D2:results.D14</svg:desc>
                </draw:g>
              </table:table-cell>
              <table:table-cell office:value-type="float" office:value="0.917990395271518">
                <text:p>0.917990395271518</text:p>
                <draw:g>
                  <svg:desc>results.E2:results.E14</svg:desc>
                </draw:g>
              </table:table-cell>
              <table:table-cell office:value-type="float" office:value="0.917251570003694">
                <text:p>0.917251570003694</text:p>
                <draw:g>
                  <svg:desc>results.F2:results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26856298485408">
                <text:p>0.926856298485408</text:p>
              </table:table-cell>
              <table:table-cell office:value-type="float" office:value="0.917990395271518">
                <text:p>0.917990395271518</text:p>
              </table:table-cell>
              <table:table-cell office:value-type="float" office:value="0.91651274473587">
                <text:p>0.91651274473587</text:p>
              </table:table-cell>
              <table:table-cell office:value-type="float" office:value="0.913557443664573">
                <text:p>0.913557443664573</text:p>
              </table:table-cell>
              <table:table-cell office:value-type="float" office:value="0.912818618396749">
                <text:p>0.912818618396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54562246028814">
                <text:p>0.954562246028814</text:p>
              </table:table-cell>
              <table:table-cell office:value-type="float" office:value="0.947543405984485">
                <text:p>0.947543405984485</text:p>
              </table:table-cell>
              <table:table-cell office:value-type="float" office:value="0.9449575175471">
                <text:p>0.9449575175471</text:p>
              </table:table-cell>
              <table:table-cell office:value-type="float" office:value="0.942371629109716">
                <text:p>0.942371629109716</text:p>
              </table:table-cell>
              <table:table-cell office:value-type="float" office:value="0.930181012190617">
                <text:p>0.930181012190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40524565940155">
                <text:p>0.940524565940155</text:p>
              </table:table-cell>
              <table:table-cell office:value-type="float" office:value="0.935722201699298">
                <text:p>0.935722201699298</text:p>
              </table:table-cell>
              <table:table-cell office:value-type="float" office:value="0.933136313261914">
                <text:p>0.933136313261914</text:p>
              </table:table-cell>
              <table:table-cell office:value-type="float" office:value="0.927964536387144">
                <text:p>0.927964536387144</text:p>
              </table:table-cell>
              <table:table-cell office:value-type="float" office:value="0.922423346878463">
                <text:p>0.922423346878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5382342076099">
                <text:p>0.95382342076099</text:p>
              </table:table-cell>
              <table:table-cell office:value-type="float" office:value="0.933136313261914">
                <text:p>0.933136313261914</text:p>
              </table:table-cell>
              <table:table-cell office:value-type="float" office:value="0.931658662726265">
                <text:p>0.931658662726265</text:p>
              </table:table-cell>
              <table:table-cell office:value-type="float" office:value="0.910602142593277">
                <text:p>0.910602142593277</text:p>
              </table:table-cell>
              <table:table-cell office:value-type="float" office:value="0.909863317325453">
                <text:p>0.909863317325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32397487994089">
                <text:p>0.932397487994089</text:p>
              </table:table-cell>
              <table:table-cell office:value-type="float" office:value="0.923162172146287">
                <text:p>0.923162172146287</text:p>
              </table:table-cell>
              <table:table-cell office:value-type="float" office:value="0.909863317325453">
                <text:p>0.909863317325453</text:p>
              </table:table-cell>
              <table:table-cell office:value-type="float" office:value="0.908755079423716">
                <text:p>0.908755079423716</text:p>
              </table:table-cell>
              <table:table-cell office:value-type="float" office:value="0.897303287772442">
                <text:p>0.897303287772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28333949021056">
                <text:p>0.928333949021056</text:p>
              </table:table-cell>
              <table:table-cell office:value-type="float" office:value="0.926117473217584">
                <text:p>0.926117473217584</text:p>
              </table:table-cell>
              <table:table-cell office:value-type="float" office:value="0.917990395271518">
                <text:p>0.917990395271518</text:p>
              </table:table-cell>
              <table:table-cell office:value-type="float" office:value="0.913188031030661">
                <text:p>0.913188031030661</text:p>
              </table:table-cell>
              <table:table-cell office:value-type="float" office:value="0.89878093830809">
                <text:p>0.89878093830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50868119689693">
                <text:p>0.950868119689693</text:p>
              </table:table-cell>
              <table:table-cell office:value-type="float" office:value="0.929072774288881">
                <text:p>0.929072774288881</text:p>
              </table:table-cell>
              <table:table-cell office:value-type="float" office:value="0.924639822681936">
                <text:p>0.924639822681936</text:p>
              </table:table-cell>
              <table:table-cell office:value-type="float" office:value="0.920945696342815">
                <text:p>0.920945696342815</text:p>
              </table:table-cell>
              <table:table-cell office:value-type="float" office:value="0.912449205762837">
                <text:p>0.912449205762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42371629109716">
                <text:p>0.942371629109716</text:p>
              </table:table-cell>
              <table:table-cell office:value-type="float" office:value="0.933505725895826">
                <text:p>0.933505725895826</text:p>
              </table:table-cell>
              <table:table-cell office:value-type="float" office:value="0.927595123753232">
                <text:p>0.927595123753232</text:p>
              </table:table-cell>
              <table:table-cell office:value-type="float" office:value="0.9235315847802">
                <text:p>0.9235315847802</text:p>
              </table:table-cell>
              <table:table-cell office:value-type="float" office:value="0.91651274473587">
                <text:p>0.91651274473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27964536387144">
                <text:p>0.927964536387144</text:p>
              </table:table-cell>
              <table:table-cell office:value-type="float" office:value="0.922423346878463">
                <text:p>0.922423346878463</text:p>
              </table:table-cell>
              <table:table-cell office:value-type="float" office:value="0.919468045807167">
                <text:p>0.919468045807167</text:p>
              </table:table-cell>
              <table:table-cell office:value-type="float" office:value="0.912818618396749">
                <text:p>0.912818618396749</text:p>
              </table:table-cell>
              <table:table-cell office:value-type="float" office:value="0.908755079423716">
                <text:p>0.908755079423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30919837458441">
                <text:p>0.930919837458441</text:p>
              </table:table-cell>
              <table:table-cell office:value-type="float" office:value="0.92722571111932">
                <text:p>0.92722571111932</text:p>
              </table:table-cell>
              <table:table-cell office:value-type="float" office:value="0.910232729959365">
                <text:p>0.910232729959365</text:p>
              </table:table-cell>
              <table:table-cell office:value-type="float" office:value="0.906538603620244">
                <text:p>0.906538603620244</text:p>
              </table:table-cell>
              <table:table-cell office:value-type="float" office:value="0.898411525674178">
                <text:p>0.898411525674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21315108976727">
                <text:p>0.921315108976727</text:p>
              </table:table-cell>
              <table:table-cell office:value-type="float" office:value="0.919468045807167">
                <text:p>0.919468045807167</text:p>
              </table:table-cell>
              <table:table-cell office:value-type="float" office:value="0.917251570003694">
                <text:p>0.917251570003694</text:p>
              </table:table-cell>
              <table:table-cell office:value-type="float" office:value="0.905430365718508">
                <text:p>0.905430365718508</text:p>
              </table:table-cell>
              <table:table-cell office:value-type="float" office:value="0.904691540450684">
                <text:p>0.904691540450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4680458071666">
                <text:p>0.94680458071666</text:p>
              </table:table-cell>
              <table:table-cell office:value-type="float" office:value="0.943849279645364">
                <text:p>0.943849279645364</text:p>
              </table:table-cell>
              <table:table-cell office:value-type="float" office:value="0.942002216475804">
                <text:p>0.942002216475804</text:p>
              </table:table-cell>
              <table:table-cell office:value-type="float" office:value="0.932397487994089">
                <text:p>0.932397487994089</text:p>
              </table:table-cell>
              <table:table-cell office:value-type="float" office:value="0.928703361654969">
                <text:p>0.928703361654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